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ato" svg:font-family="Lato" style:font-pitch="variable"/>
    <style:font-face style:name="Lato1" svg:font-family="Lato" style:font-adornments="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fo:margin-top="0cm" fo:margin-bottom="0.499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padding="0.097cm" fo:border="0.5pt solid #000000"/>
    </style:style>
    <style:style style:name="Table3" style:family="table">
      <style:table-properties style:width="17cm" fo:margin-top="0cm" fo:margin-bottom="0.499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P1" style:family="paragraph" style:parent-style-name="Heading_20_3">
      <style:text-properties officeooo:paragraph-rsid="000fd430"/>
    </style:style>
    <style:style style:name="P2" style:family="paragraph" style:parent-style-name="Heading_20_3">
      <style:paragraph-properties fo:break-before="page"/>
      <style:text-properties officeooo:paragraph-rsid="000fd430"/>
    </style:style>
    <style:style style:name="P3" style:family="paragraph" style:parent-style-name="Table_20_Contents">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background-color="#f8f8f8"/>
      <style:text-properties officeooo:paragraph-rsid="000fd430"/>
    </style:style>
    <style:style style:name="P4" style:family="paragraph" style:parent-style-name="Text_20_body">
      <style:text-properties officeooo:paragraph-rsid="000fd430"/>
    </style:style>
    <style:style style:name="P5" style:family="paragraph" style:parent-style-name="Table_20_Contents">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fo:background-color="transparent"/>
    </style:style>
    <style:style style:name="P6" style:family="paragraph" style:parent-style-name="Table_20_Contents">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fo:background-color="transparent"/>
    </style:style>
    <style:style style:name="P7" style:family="paragraph" style:parent-style-name="Text_20_body">
      <style:paragraph-properties fo:text-align="center" style:justify-single-word="false"/>
      <style:text-properties officeooo:paragraph-rsid="000fd430"/>
    </style:style>
    <style:style style:name="P8" style:family="paragraph" style:parent-style-name="Text_20_body">
      <style:paragraph-properties fo:text-align="center" style:justify-single-word="false"/>
      <style:text-properties style:font-name="Liberation Mono" officeooo:paragraph-rsid="000fd430"/>
    </style:style>
    <style:style style:name="P9" style:family="paragraph" style:parent-style-name="Heading_20_2">
      <style:paragraph-properties fo:break-before="page"/>
    </style:style>
    <style:style style:name="P10" style:family="paragraph" style:parent-style-name="Text_20_body" style:list-style-name="L1"/>
    <style:style style:name="P11" style:family="paragraph" style:parent-style-name="Text_20_body" style:list-style-name="L1">
      <style:text-properties officeooo:paragraph-rsid="000fd430"/>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
    <style:style style:name="P15" style:family="paragraph" style:parent-style-name="Text_20_body" style:list-style-name="L3">
      <style:text-properties officeooo:paragraph-rsid="000fd430"/>
    </style:style>
    <style:style style:name="P16" style:family="paragraph" style:parent-style-name="Text_20_body" style:list-style-name="L4">
      <style:text-properties officeooo:paragraph-rsid="000fd430"/>
    </style:style>
    <style:style style:name="P17" style:family="paragraph" style:parent-style-name="Text_20_body" style:list-style-name="L4">
      <style:text-properties officeooo:paragraph-rsid="0011b931"/>
    </style:style>
    <style:style style:name="P18" style:family="paragraph" style:parent-style-name="Text_20_body" style:list-style-name="L5">
      <style:text-properties officeooo:paragraph-rsid="000fd430"/>
    </style:style>
    <style:style style:name="P19" style:family="paragraph" style:parent-style-name="Text_20_body" style:list-style-name="L6">
      <style:text-properties officeooo:paragraph-rsid="000fd430"/>
    </style:style>
    <style:style style:name="P20" style:family="paragraph" style:parent-style-name="Text_20_body" style:list-style-name="L7">
      <style:text-properties officeooo:paragraph-rsid="000fd430"/>
    </style:style>
    <style:style style:name="P21" style:family="paragraph" style:parent-style-name="Text_20_body" style:list-style-name="L7">
      <style:text-properties style:font-name="Liberation Mono" officeooo:paragraph-rsid="000fd430"/>
    </style:style>
    <style:style style:name="T1" style:family="text">
      <style:text-properties officeooo:rsid="000fd430"/>
    </style:style>
    <style:style style:name="T2" style:family="text">
      <style:text-properties style:font-name="Liberation Mono"/>
    </style:style>
    <style:style style:name="T3" style:family="text">
      <style:text-properties style:font-name="Liberation Mono" officeooo:rsid="000fd430"/>
    </style:style>
    <style:style style:name="T4" style:family="text">
      <style:text-properties style:font-name="Lato"/>
    </style:style>
    <style:style style:name="T5" style:family="text">
      <style:text-properties fo:font-style="italic" style:font-style-asian="italic" style:font-style-complex="italic"/>
    </style:style>
    <style:style style:name="T6" style:family="text">
      <style:text-properties fo:font-style="italic" officeooo:rsid="000fd430" style:font-style-asian="italic" style:font-style-complex="italic"/>
    </style:style>
    <style:style style:name="T7" style:family="text">
      <style:text-properties fo:font-style="normal" officeooo:rsid="000fd430" style:font-style-asian="normal" style:font-style-complex="normal"/>
    </style:style>
    <style:style style:name="T8" style:family="text">
      <style:text-properties fo:background-color="#eeeeee" loext:char-shading-value="0"/>
    </style:style>
    <style:style style:name="T9" style:family="text">
      <style:text-properties fo:color="#000000" loext:opacity="100%"/>
    </style:style>
    <style:style style:name="T10" style:family="text">
      <style:text-properties fo:color="#bbbbbb" loext:opacity="100%"/>
    </style:style>
    <style:style style:name="T11" style:family="text">
      <style:text-properties fo:color="#666666" loext:opacity="100%"/>
    </style:style>
    <style:style style:name="T12" style:family="text">
      <style:text-properties fo:color="#008000" loext:opacity="100%" fo:font-weight="bold"/>
    </style:style>
    <style:style style:name="T13" style:family="text">
      <style:text-properties fo:background-color="transparent" loext:char-shading-value="0"/>
    </style:style>
    <style:style style:name="T14" style:family="text">
      <style:text-properties fo:color="#3d7b7b" loext:opacity="100%" fo:font-style="italic"/>
    </style:style>
    <style:style style:name="T15" style:family="text">
      <style:text-properties fo:font-size="16pt" fo:font-weight="bold" style:font-size-asian="16pt" style:font-weight-asian="bold" style:font-size-complex="16pt" style:font-weight-complex="bold"/>
    </style:style>
    <style:style style:name="T16" style:family="text">
      <style:text-properties officeooo:rsid="001199fc"/>
    </style:style>
    <style:style style:name="T17" style:family="text">
      <style:text-properties officeooo:rsid="0011b93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Le <text:span text:style-name="T4">langage</text:span> JavaScript</text:p>
      <text:h text:style-name="Heading_20_2" text:outline-level="2"><text:span text:style-name="T4">Rappel</text:span> : <text:span text:style-name="T1">l</text:span>e fonctionnement de la boucle <text:span text:style-name="Source_20_Text">for</text:span> en JavaScript</text:h>
      <text:p text:style-name="Text_20_body">La boucle <text:span text:style-name="Source_20_Text"><text:span text:style-name="T8">for</text:span></text:span> est une structure répétitive très utilisée en programmation, qui permet d'exécuter un bloc de code plusieurs fois en fonction d'une condition. Elle est particulièrement utile pour parcourir des suites de nombres ou effectuer des actions répétitives.</text:p>
      <text:p text:style-name="Text_20_body">La syntaxe de base d'une boucle <text:span text:style-name="Source_20_Text"><text:span text:style-name="T8">for</text:span></text:span> en JavaScript est la suivante :</text:p>
      <table:table table:name="Table2" table:style-name="Table2">
        <table:table-column table:style-name="Table2.A"/>
        <table:table-row table:style-name="Table2.1">
          <table:table-cell table:style-name="Table2.A1" office:value-type="string">
            <text:p text:style-name="P5"><text:span text:style-name="T12">for</text:span><text:span text:style-name="T10"> </text:span><text:span text:style-name="T9">(initialisation;</text:span><text:span text:style-name="T10"> </text:span><text:span text:style-name="T9">condition;</text:span><text:span text:style-name="T10"> </text:span><text:span text:style-name="T9">mise_à_jour)</text:span><text:span text:style-name="T10"> </text:span><text:span text:style-name="T9">{</text:span></text:p>
            <text:p text:style-name="P5"><text:span text:style-name="T10"><text:s text:c="4"/></text:span><text:span text:style-name="T14">// Code à exécuter à chaque itération</text:span></text:p>
            <text:p text:style-name="P6">}</text:p>
          </table:table-cell>
        </table:table-row>
      </table:table>
      <text:p text:style-name="Text_20_body"><text:span text:style-name="Strong_20_Emphasis">Décomposons chaque partie de cette structure :</text:span></text:p>
      <text:list text:style-name="L1">
        <text:list-item>
          <text:p text:style-name="P10"><text:span text:style-name="Strong_20_Emphasis">Initialisation</text:span> : C'est ici que l'on définit une variable (souvent appelée <text:span text:style-name="Source_20_Text"><text:span text:style-name="T8">i</text:span></text:span> ou <text:span text:style-name="Source_20_Text"><text:span text:style-name="T8">index</text:span></text:span>) <text:span text:style-name="T1">contenant la valeur de départ</text:span>. Exemple : <text:span text:style-name="Source_20_Text"><text:span text:style-name="T8">let i = 0</text:span></text:span>.</text:p>
        </text:list-item>
        <text:list-item>
          <text:p text:style-name="P11"><text:span text:style-name="Strong_20_Emphasis">Condition</text:span> : La boucle continue <text:span text:style-name="T5">tant que</text:span> cette condition est <text:span text:style-name="T1">vraie</text:span><text:span text:style-name="T4"> (</text:span><text:span text:style-name="Source_20_Text"><text:span text:style-name="T8">true</text:span></text:span><text:span text:style-name="Source_20_Text"><text:span text:style-name="T4">)</text:span></text:span>. Dès qu'elle devient <text:span text:style-name="T1">fausse</text:span> <text:span text:style-name="T1">(</text:span><text:span text:style-name="Source_20_Text"><text:span text:style-name="T8">false</text:span></text:span><text:span text:style-name="Source_20_Text"><text:span text:style-name="T4">)</text:span></text:span>, la boucle s'arrête. Exemple : <text:span text:style-name="Source_20_Text"><text:span text:style-name="T8">i &lt; 10</text:span></text:span> (la boucle <text:span text:style-name="T1">continuera</text:span><text:span text:style-name="T6"> tant que</text:span><text:span text:style-name="T7"> </text:span><text:span text:style-name="Source_20_Text"><text:span text:style-name="T8">i</text:span></text:span><text:span text:style-name="T7"> est plus petit que </text:span><text:span text:style-name="Source_20_Text"><text:span text:style-name="T8">10</text:span></text:span><text:span text:style-name="T7"> et</text:span><text:span text:style-name="T5"> </text:span>s'arrêtera lorsque <text:span text:style-name="Source_20_Text"><text:span text:style-name="T8">i</text:span></text:span> atteint <text:span text:style-name="Source_20_Text"><text:span text:style-name="T8">10</text:span></text:span>).</text:p>
        </text:list-item>
        <text:list-item>
          <text:p text:style-name="P11"><text:span text:style-name="Strong_20_Emphasis">Mise à jour</text:span> : Cette instruction est exécutée à la fin de chaque itération. Elle est souvent utilisée pour incrémenter ou décrémenter la variable d'initialisation.<text:line-break/>Exemple : <text:span text:style-name="Source_20_Text"><text:span text:style-name="T8">i++</text:span></text:span> <text:span text:style-name="T1">ou</text:span><text:span text:style-name="Source_20_Text"><text:span text:style-name="T4"> </text:span></text:span><text:span text:style-name="Source_20_Text"><text:span text:style-name="T8">i = i + 1</text:span></text:span><text:span text:style-name="Source_20_Text"><text:span text:style-name="T4"> </text:span></text:span><text:span text:style-name="T4">(qui ajo</text:span>ute <text:span text:style-name="Source_20_Text"><text:span text:style-name="T8">1</text:span></text:span> à <text:span text:style-name="Source_20_Text"><text:span text:style-name="T8">i</text:span></text:span> à chaque passage dans la boucle).</text:p>
        </text:list-item>
      </text:list>
      <text:p text:style-name="P4"><text:span text:style-name="Strong_20_Emphasis"><text:span text:style-name="T1">Exemple d’une boucle </text:span></text:span><text:span text:style-name="Source_20_Text"><text:span text:style-name="T8">for</text:span></text:span><text:span text:style-name="Strong_20_Emphasis"><text:span text:style-name="T1"> complète </text:span></text:span><text:span text:style-name="Strong_20_Emphasis">:</text:span></text:p>
      <table:table table:name="Table3" table:style-name="Table3">
        <table:table-column table:style-name="Table3.A"/>
        <table:table-row>
          <table:table-cell table:style-name="Table3.A1" office:value-type="string">
            <text:p text:style-name="P5"><text:span text:style-name="T12">for</text:span><text:span text:style-name="T10"> </text:span><text:span text:style-name="T9">(</text:span><text:span text:style-name="T12">let</text:span><text:span text:style-name="T10"> </text:span><text:span text:style-name="T9">i</text:span><text:span text:style-name="T10"> </text:span><text:span text:style-name="T11">=</text:span><text:span text:style-name="T10"> </text:span><text:span text:style-name="T11">1</text:span><text:span text:style-name="T9">;</text:span><text:span text:style-name="T10"> </text:span><text:span text:style-name="T9">i</text:span><text:span text:style-name="T10"> </text:span><text:span text:style-name="T11">&lt;=</text:span><text:span text:style-name="T10"> </text:span><text:span text:style-name="T11">5</text:span><text:span text:style-name="T9">;</text:span><text:span text:style-name="T10"> </text:span><text:span text:style-name="T9">i</text:span><text:span text:style-name="T11">++</text:span><text:span text:style-name="T9">)</text:span><text:span text:style-name="T10"> </text:span><text:span text:style-name="T9">{</text:span></text:p>
            <text:p text:style-name="P5"><text:span text:style-name="T10"><text:s text:c="4"/></text:span><text:span text:style-name="T9">console.log(i);</text:span></text:p>
            <text:p text:style-name="P6">}</text:p>
          </table:table-cell>
        </table:table-row>
      </table:table>
      <text:p text:style-name="Text_20_body">Dans cet exemple :</text:p>
      <text:list text:style-name="L2">
        <text:list-item>
          <text:p text:style-name="P13">La <text:span text:style-name="Strong_20_Emphasis">variable </text:span><text:span text:style-name="Source_20_Text"><text:span text:style-name="T8">i</text:span></text:span> est initialisée à <text:span text:style-name="Source_20_Text"><text:span text:style-name="T8">1</text:span></text:span>.</text:p>
        </text:list-item>
        <text:list-item>
          <text:p text:style-name="P13">La <text:span text:style-name="Strong_20_Emphasis">condition </text:span><text:span text:style-name="Source_20_Text"><text:span text:style-name="T8">i &lt;= 5</text:span></text:span> signifie que la boucle s'exécutera tant que <text:span text:style-name="Source_20_Text"><text:span text:style-name="T8">i</text:span></text:span> est inférieur ou égal à <text:span text:style-name="Source_20_Text"><text:span text:style-name="T8">5</text:span></text:span>.</text:p>
        </text:list-item>
        <text:list-item>
          <text:p text:style-name="P12">La <text:span text:style-name="Strong_20_Emphasis">mise à jour </text:span><text:span text:style-name="Source_20_Text"><text:span text:style-name="T8">i++</text:span></text:span> augmente la valeur de <text:span text:style-name="Source_20_Text"><text:span text:style-name="T8">i</text:span></text:span> de <text:span text:style-name="Source_20_Text"><text:span text:style-name="T8">1</text:span></text:span> après chaque itération.</text:p>
        </text:list-item>
      </text:list>
      <text:h text:style-name="P14" text:outline-level="2">Le code <text:span text:style-name="Source_20_Text"><text:span text:style-name="T8">console.log(i);</text:span></text:span> s'exécutera donc cinq fois et affichera :</text:h>
      <table:table table:name="Table4" table:style-name="Table4">
        <table:table-column table:style-name="Table4.A"/>
        <table:table-row>
          <table:table-cell table:style-name="Table4.A1" office:value-type="string">
            <text:p text:style-name="P3"><text:span text:style-name="Source_20_Text"><text:span text:style-name="T13">1</text:span></text:span></text:p>
            <text:p text:style-name="P3"><text:span text:style-name="Source_20_Text"><text:span text:style-name="T13">2</text:span></text:span></text:p>
            <text:p text:style-name="P3"><text:span text:style-name="Source_20_Text"><text:span text:style-name="T13">3</text:span></text:span></text:p>
            <text:p text:style-name="P3"><text:span text:style-name="Source_20_Text"><text:span text:style-name="T13">4</text:span></text:span></text:p>
            <text:p text:style-name="P3"><text:span text:style-name="Source_20_Text"><text:span text:style-name="T13">5</text:span></text:span></text:p>
          </table:table-cell>
        </table:table-row>
      </table:table>
      <text:h text:style-name="P14" text:outline-level="2"/>
      <text:h text:style-name="P9" text:outline-level="2"><text:span text:style-name="T1">Appliquons : e</text:span>xercices sur l<text:span text:style-name="T1">a boucle </text:span><text:span text:style-name="Source_20_Text"><text:span text:style-name="T15">for</text:span></text:span></text:h>
      <text:p text:style-name="Text_20_body"><text:span text:style-name="T1">L’objectif de ces exercices est de t’</text:span>entraîner à utiliser les boucles <text:span text:style-name="T2">for</text:span> en JavaScript pour afficher différentes suites de nombres.</text:p>
      <text:p text:style-name="P4"><text:span text:style-name="T1">Pour c</text:span>haque exercice, <text:span text:style-name="T1">on te demande d’écrire la boucle </text:span><text:span text:style-name="T3">for</text:span><text:span text:style-name="T1"> permettant d’afficher dans la console la suite demandée.</text:span></text:p>
      <text:h text:style-name="Heading_20_3" text:outline-level="3">Niveau 1 : boucles simples</text:h>
      <text:list text:style-name="L3">
        <text:list-item>
          <text:p text:style-name="P15">Afficher les nombres de 1 à 5.<text:line-break/>Résultat attendu : 1, 2, 3, 4, 5</text:p>
        </text:list-item>
        <text:list-item>
          <text:p text:style-name="P15">Afficher les nombres de 1 à 10<text:line-break/>Résultat attendu : 1, 2, 3, 4, 5, 6, 7, 8, 9, 10</text:p>
        </text:list-item>
        <text:list-item>
          <text:p text:style-name="P15">Afficher les nombres pairs de 2 à 1<text:span text:style-name="T1">0<text:line-break/></text:span>Résultat attendu : 2, 4, 6, 8, 10</text:p>
        </text:list-item>
        <text:list-item>
          <text:p text:style-name="P15">Afficher les nombres impairs de 1 à 9.<text:line-break/>Résultat attendu : 1, 3, 5, 7, 9</text:p>
        </text:list-item>
        <text:list-item>
          <text:p text:style-name="P15">Afficher les nombres de 10 à 1<text:line-break/>Résultat attendu : 10, 9, 8, 7, 6, 5, 4, 3, 2, 1</text:p>
        </text:list-item>
        <text:list-item>
          <text:p text:style-name="P15">Afficher les multiples de 3 de 3 à 15<text:line-break/>Résultat attendu : 3, 6, 9, 12, 15</text:p>
        </text:list-item>
        <text:list-item>
          <text:p text:style-name="P15">Afficher les nombres de 5 à 15<text:line-break/>Résultat attendu : 5, 6, 7, 8, 9, 10, 11, 12, 13, 14, 15</text:p>
        </text:list-item>
        <text:list-item>
          <text:p text:style-name="P15">Afficher les multiples de 5 de 5 à 25<text:line-break/>Résultat attendu : 5, 10, 15, 20, 25</text:p>
        </text:list-item>
        <text:list-item>
          <text:p text:style-name="P15">Afficher les nombres de 0 à 20, en incrémentant de 2<text:line-break/>Résultat attendu : 0, 2, 4, 6, 8, 10, 12, 14, 16, 18, 20</text:p>
        </text:list-item>
        <text:list-item>
          <text:p text:style-name="P15">Afficher les nombres de 10 à 0 en décrémentant de 1<text:line-break/>Résultat attendu : 10, 9, 8, 7, 6, 5, 4, 3, 2, 1, 0</text:p>
        </text:list-item>
      </text:list>
      <text:h text:style-name="P1" text:outline-level="3"/>
      <text:h text:style-name="P2" text:outline-level="3">Niveau <text:span text:style-name="T1">2</text:span> : <text:span text:style-name="T1">b</text:span>oucles <text:span text:style-name="T1">contenant une condition</text:span></text:h>
      <text:list text:style-name="L4">
        <text:list-item>
          <text:p text:style-name="P16"><text:span text:style-name="T16">Générer</text:span> les nombres de 1 à 10, mais <text:span text:style-name="T16">afficher </text:span>seulement les nombres pairs<text:line-break/>Résultat attendu : 2, 4, 6, 8, 10</text:p>
        </text:list-item>
        <text:list-item>
          <text:p text:style-name="P16"><text:span text:style-name="T16">Générer</text:span> les nombres de 1 à 10, mais seulement les nombres impairs<text:line-break/>Résultat attendu : 1, 3, 5, 7, 9</text:p>
        </text:list-item>
        <text:list-item>
          <text:p text:style-name="P16"><text:span text:style-name="T16">Générer</text:span> les nombres de 1 à 20, en sautant les multiples de 3<text:line-break/>Résultat attendu : 1, 2, 4, 5, 7, 8, 10, 11, 13, 14, 16, 17, 19, 20</text:p>
        </text:list-item>
        <text:list-item>
          <text:p text:style-name="P16"><text:span text:style-name="T16">Générer</text:span> les nombres de 1 à 10, sauf le nombre 5<text:line-break/>Résultat attendu : 1, 2, 3, 4, 6, 7, 8, 9, 10</text:p>
        </text:list-item>
        <text:list-item>
          <text:p text:style-name="P16"><text:span text:style-name="T16">Générer</text:span> les nombres de 1 à 50, mais arrêtez-vous à 30<text:line-break/>Résultat attendu : 1, 2, 3, ..., 28, 29, 30</text:p>
        </text:list-item>
        <text:list-item>
          <text:p text:style-name="P16"><text:span text:style-name="T17">Générer les nombres de 1 à 40 mais n’a</text:span>fficher <text:span text:style-name="T17">que </text:span>les multiples de 4<text:line-break/>Résultat attendu : 4, 8, 12, 16, 20, 24, 28, 32, 36, 40</text:p>
        </text:list-item>
        <text:list-item>
          <text:p text:style-name="P17"><text:span text:style-name="T17">Générer les nombres de 10 à 50 mais n’a</text:span>fficher <text:span text:style-name="T17">que </text:span>les <text:span text:style-name="T17">multiples de 5</text:span><text:line-break/>Résultat attendu : 10, 15, 20, 25, 30, 35, 40, 45, 50</text:p>
        </text:list-item>
        <text:list-item>
          <text:p text:style-name="P16"><text:span text:style-name="T17">Générer</text:span> les nombres de 1 à 100, mais arrête<text:span text:style-name="T17">z l’affichage d</text:span>ès que vous atteignez un multiple de 7<text:line-break/>Résultat attendu : 1, 2, 3, 4, 5, 6</text:p>
        </text:list-item>
        <text:list-item>
          <text:p text:style-name="P16">Afficher les multiples de 5 de 5 à 50, en sautant le nombre 25<text:line-break/>Résultat attendu : 5, 10, 15, 20, 30, 35, 40, 45, 50</text:p>
        </text:list-item>
      </text:list>
      <text:h text:style-name="P2" text:outline-level="3">Niveau <text:span text:style-name="T1">3</text:span> : <text:span text:style-name="T1">b</text:span>oucles <text:span text:style-name="T1">avec calculs simples</text:span></text:h>
      <text:list text:style-name="L5">
        <text:list-item>
          <text:p text:style-name="P18">Afficher les cubes des nombres de 1 à 5<text:line-break/>Résultat attendu : 1, 8, 27, 64, 125</text:p>
        </text:list-item>
        <text:list-item>
          <text:p text:style-name="P18">Afficher les nombres de 1 à 10 et leur carré<text:line-break/>Résultat attendu : 1: 1, 2: 4, 3: 9, 4: 16, ..., 10: 100</text:p>
        </text:list-item>
        <text:list-item>
          <text:p text:style-name="P18">Afficher les nombres de 1 à 10 et leur cube<text:line-break/>Résultat attendu : 1: 1, 2: 8, 3: 27, ..., 10: 1000</text:p>
        </text:list-item>
        <text:list-item>
          <text:p text:style-name="P18">Afficher la somme des nombres de 1 à 10<text:line-break/>Résultat attendu : 55</text:p>
        </text:list-item>
        <text:list-item>
          <text:p text:style-name="P18">Afficher la somme des nombres pairs de 1 à 10<text:line-break/>Résultat attendu : 30</text:p>
        </text:list-item>
        <text:list-item>
          <text:p text:style-name="P18">Afficher la somme des nombres impairs de 1 à 10<text:line-break/>Résultat attendu : 25</text:p>
        </text:list-item>
        <text:list-item>
          <text:p text:style-name="P18">Afficher la moyenne des nombres de 1 à 10<text:line-break/>Résultat attendu : 5.5</text:p>
        </text:list-item>
        <text:list-item>
          <text:p text:style-name="P18">Afficher les produits successifs des nombres de 1 à 5<text:line-break/>Résultat attendu : 1, 2, 6, 24, 120</text:p>
        </text:list-item>
        <text:list-item>
          <text:p text:style-name="P18">Afficher les carrés des nombres pairs de 2 à 10<text:line-break/>Résultat attendu : 4, 16, 36, 64, 100</text:p>
        </text:list-item>
        <text:list-item>
          <text:p text:style-name="P18">Afficher les cubes des nombres impairs de 1 à 9<text:line-break/>Résultat attendu : 1, 27, 125, 343, 729</text:p>
        </text:list-item>
      </text:list>
      <text:p text:style-name="P4"/>
      <text:h text:style-name="P2" text:outline-level="3">Niveau <text:span text:style-name="T1">4</text:span> : <text:span text:style-name="T1">b</text:span>oucles avec calculs complexes et conditions imbriquées</text:h>
      <text:list text:style-name="L6">
        <text:list-item>
          <text:p text:style-name="P19">Afficher les nombres de 1 à 50, mais remplacez les multiples de 3 par "Fizz"<text:line-break/>Résultat attendu : 1, 2, Fizz, 4, 5, Fizz, ..., 49, Fizz</text:p>
        </text:list-item>
        <text:list-item>
          <text:p text:style-name="P19">Afficher les nombres de 1 à 50, mais remplacez les multiples de 5 par "Buzz"<text:line-break/>Résultat attendu : 1, 2, 3, 4, Buzz, ..., 46, 47, 48, 49, Buzz</text:p>
        </text:list-item>
        <text:list-item>
          <text:p text:style-name="P19">Afficher les nombres de 1 à 50, mais remplacez les multiples de 3 par "Fizz" et de 5 par "Buzz"<text:line-break/>Résultat attendu : 1, 2, Fizz, 4, Buzz, Fizz, ..., FizzBuzz</text:p>
        </text:list-item>
        <text:list-item>
          <text:p text:style-name="P19">Afficher les 10 premières valeurs de la suite de Fibonacci<text:line-break/>Résultat attendu : 0, 1, 1, 2, 3, 5, 8, 13, 21, 34</text:p>
        </text:list-item>
        <text:list-item>
          <text:p text:style-name="P19">Afficher les nombres premiers de 1 à 30<text:line-break/>Résultat attendu : 2, 3, 5, 7, 11, 13, 17, 19, 23, 29</text:p>
        </text:list-item>
        <text:list-item>
          <text:p text:style-name="P19">Afficher la somme des multiples de 3 et de 5 de 1 à 30<text:line-break/>Résultat attendu : 225</text:p>
        </text:list-item>
        <text:list-item>
          <text:p text:style-name="P19">Afficher les puissances de 2 jusqu’à 2^10<text:line-break/>Résultat attendu : 1, 2, 4, 8, 16, 32, 64, 128, 256, 512, 1024</text:p>
        </text:list-item>
        <text:list-item>
          <text:p text:style-name="P19">Afficher la factorielle de chaque nombre de 1 à 5<text:line-break/>Résultat attendu : 1, 2, 6, 24, 120</text:p>
        </text:list-item>
        <text:list-item>
          <text:p text:style-name="P19">Afficher tous les diviseurs du nombre 60<text:line-break/>Résultat attendu : 1, 2, 3, 4, 5, 6, 10, 12, 15, 20, 30, 60</text:p>
        </text:list-item>
        <text:list-item>
          <text:p text:style-name="P19">Afficher la somme des chiffres de chaque nombre de 1 à 10<text:line-break/>Résultat attendu : 1, 2, 3, ..., 10</text:p>
        </text:list-item>
      </text:list>
      <text:h text:style-name="P2" text:outline-level="3">Niveau <text:span text:style-name="T1">5</text:span> : <text:span text:style-name="T1">b</text:span>oucles imbriquées et manipulation de suites</text:h>
      <text:list text:style-name="L7">
        <text:list-item>
          <text:p text:style-name="P20">Afficher les tables de multiplication de 1 à 5<text:line-break/>Résultat attendu : 1x1=1, 1x2=2, ..., 5x5=25</text:p>
        </text:list-item>
        <text:list-item>
          <text:p text:style-name="P20">Afficher les combinaisons de deux nombres de 1 à 3<text:line-break/>Résultat attendu : (1,1), (1,2), (1,3), (2,1), (2,2), (2,3), (3,1), (3,2), (3,3)</text:p>
        </text:list-item>
        <text:list-item>
          <text:p text:style-name="P20">Afficher un triangle de nombres de 1 à 5<text:line-break/>Résultat attendu :</text:p>
          <text:p text:style-name="P21">1<text:line-break/>1 2<text:line-break/>1 2 3<text:line-break/>1 2 3 4<text:line-break/>1 2 3 4 5</text:p>
        </text:list-item>
      </text:list>
      <text:p text:style-name="P4"/>
      <text:list text:continue-numbering="true" text:style-name="L7">
        <text:list-item>
          <text:p text:style-name="P20">Afficher un carré de 5x5 étoiles<text:line-break/>Résultat attendu :</text:p>
        </text:list-item>
      </text:list>
      <text:p text:style-name="P8">* * * * *<text:line-break/>* * * * *<text:line-break/>* * * * *<text:line-break/>* * * * *<text:line-break/>* * * * *</text:p>
      <text:p text:style-name="P4"/>
      <text:list text:continue-numbering="true" text:style-name="L7">
        <text:list-item>
          <text:p text:style-name="P20">Afficher une pyramide de nombres jusqu'à 5<text:line-break/>Résultat attendu :</text:p>
        </text:list-item>
      </text:list>
      <text:p text:style-name="P7"><text:s text:c="4"/><text:span text:style-name="T2">1</text:span></text:p>
      <text:p text:style-name="P8"><text:s/>1 2</text:p>
      <text:p text:style-name="P8"><text:s/>1 2 3</text:p>
      <text:p text:style-name="P8"><text:s/>1 2 3 4</text:p>
      <text:p text:style-name="P8"><text:s/>1 2 3 4 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ato" svg:font-family="Lato" style:font-pitch="variable"/>
    <style:font-face style:name="Lato1" svg:font-family="Lato" style:font-adornments="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ato" fo:font-family="Lato" style:font-pitch="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list-style-name="" style:class="text">
      <style:paragraph-properties fo:margin-top="0.423cm" fo:margin-bottom="0.212cm" style:contextual-spacing="false"/>
      <style:text-properties style:font-name="Lato1" fo:font-family="Lato" style:font-style-name="Bold"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ato1" fo:font-family="Lato" style:font-style-name="Bold"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o1" fo:font-family="Lato" style:font-style-name="Bold" style:font-pitch="variable"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8T16:10:23.576769743</meta:creation-date>
    <dc:date>2024-11-14T14:45:19.838000000</dc:date>
    <meta:editing-duration>PT2H11M22S</meta:editing-duration>
    <meta:editing-cycles>4</meta:editing-cycles>
    <meta:generator>LibreOffice/7.6.4.1$Windows_X86_64 LibreOffice_project/e19e193f88cd6c0525a17fb7a176ed8e6a3e2aa1</meta:generator>
    <meta:print-date>2024-11-14T14:45:17.370000000</meta:print-date>
    <meta:printed-by>Fichiers PDF</meta:printed-by>
    <meta:document-statistic meta:table-count="3" meta:image-count="0" meta:object-count="0" meta:page-count="6" meta:paragraph-count="84" meta:word-count="1346" meta:character-count="6352" meta:non-whitespace-character-count="5124"/>
  </office:meta>
</office:document-meta>
</file>